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71cm" fo:min-width="4.197cm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ffff66" draw:fill-color="#ff9900" draw:textarea-horizontal-align="justify" draw:textarea-vertical-align="middle" draw:auto-grow-height="false" fo:min-height="0.64cm" fo:min-width="12.836cm"/>
    </style:style>
    <style:style style:name="gr4" style:family="graphic" style:parent-style-name="standard">
      <style:graphic-properties svg:stroke-color="#ffff66" draw:fill-color="#ff9900" draw:textarea-horizontal-align="justify" draw:textarea-vertical-align="middle" draw:auto-grow-height="false" fo:min-height="0.64cm" fo:min-width="19.282cm"/>
    </style:style>
    <style:style style:name="gr5" style:family="graphic" style:parent-style-name="standard">
      <style:graphic-properties svg:stroke-color="#ffcc99" draw:fill-color="#808080" draw:textarea-horizontal-align="justify" draw:textarea-vertical-align="middle" draw:auto-grow-height="false" fo:min-height="0.64cm" fo:min-width="19.282cm"/>
    </style:style>
    <style:style style:name="gr6" style:family="graphic" style:parent-style-name="standard">
      <style:graphic-properties svg:stroke-color="#ffcc99" draw:fill-color="#808080" draw:textarea-horizontal-align="justify" draw:textarea-vertical-align="middle" draw:auto-grow-height="false" fo:min-height="0.64cm" fo:min-width="5.947cm"/>
    </style:style>
    <style:style style:name="gr7" style:family="graphic" style:parent-style-name="standard">
      <style:graphic-properties svg:stroke-color="#009900" draw:fill-color="#009900" draw:textarea-horizontal-align="justify" draw:textarea-vertical-align="middle" draw:auto-grow-height="false" fo:min-height="0.64cm" fo:min-width="6.255cm"/>
    </style:style>
    <style:style style:name="gr8" style:family="graphic" style:parent-style-name="standard">
      <style:graphic-properties svg:stroke-color="#009900" draw:fill-color="#009900" draw:textarea-horizontal-align="justify" draw:textarea-vertical-align="middle" draw:auto-grow-height="false" fo:min-height="0.64cm" fo:min-width="6.003cm"/>
    </style:style>
    <style:style style:name="gr9" style:family="graphic" style:parent-style-name="standard">
      <style:graphic-properties svg:stroke-color="#009900" draw:fill-color="#009900" draw:textarea-horizontal-align="justify" draw:textarea-vertical-align="middle" draw:auto-grow-height="false" fo:min-height="0.64cm" fo:min-width="12.9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3.429cm" svg:x="1cm" svg:y="1cm">
          <text:p text:style-name="P1">Workspace</text:p>
          <text:p text:style-name="P1">Directo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207cm" svg:height="3.429cm" svg:x="8.62cm" svg:y="1.027cm">
          <text:p text:style-name="P1">Staging Are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207cm" svg:height="3.429cm" svg:x="16.24cm" svg:y="1cm">
          <text:p text:style-name="P1">Local</text:p>
          <text:p text:style-name="P1">Reposito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207cm" svg:height="3.429cm" svg:x="23.493cm" svg:y="1cm">
          <text:p text:style-name="P1">Remote</text:p>
          <text:p text:style-name="P1">Reposito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3.54cm" svg:y1="4.405cm" svg:x2="3.54cm" svg:y2="16.365cm">
          <text:p/>
        </draw:line>
        <draw:line draw:style-name="gr2" draw:text-style-name="P2" draw:layer="layout" svg:x1="11.24cm" svg:y1="4.406cm" svg:x2="11.24cm" svg:y2="16.366cm">
          <text:p/>
        </draw:line>
        <draw:line draw:style-name="gr2" draw:text-style-name="P2" draw:layer="layout" svg:x1="18.84cm" svg:y1="4.407cm" svg:x2="18.84cm" svg:y2="16.367cm">
          <text:p/>
        </draw:line>
        <draw:line draw:style-name="gr2" draw:text-style-name="P2" draw:layer="layout" svg:x1="26.24cm" svg:y1="4.407cm" svg:x2="26.24cm" svg:y2="16.367cm">
          <text:p/>
        </draw:line>
        <draw:custom-shape draw:style-name="gr3" draw:text-style-name="P3" draw:layer="layout" svg:width="15.24cm" svg:height="1.778cm" svg:x="3.54cm" svg:y="4.537cm">
          <text:p text:style-name="P1">git ini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2.606cm" svg:height="1.778cm" svg:x="3.54cm" svg:y="5.988cm">
          <text:p text:style-name="P1">git clone &lt;remote repository address&gt;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2.606cm" svg:height="1.778cm" svg:x="3.54cm" svg:y="7.889cm">
          <text:p text:style-name="P1">git pul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7.366cm" svg:height="1.778cm" svg:x="18.78cm" svg:y="9.29cm">
          <text:p text:style-name="P1">git pul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7.72cm" svg:height="1.778cm" svg:x="3.54cm" svg:y="10.238cm">
          <text:p text:style-name="P1">git add/rm/mv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7.72cm" svg:height="1.778cm" svg:x="11.241cm" svg:y="11.239cm">
          <text:p text:style-name="P1">git 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431cm" svg:height="1.778cm" svg:x="18.842cm" svg:y="12.24cm">
          <text:p text:style-name="P1">git pus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15.365cm" svg:height="1.778cm" svg:x="3.542cm" svg:y="13.04cm">
          <text:p text:style-name="P1">git commit -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2:05:51.867797118</meta:creation-date>
    <dc:date>2017-04-19T12:42:23.139908655</dc:date>
    <meta:editing-duration>PT5M40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